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a8cd" officeooo:paragraph-rsid="0007a8cd"/>
    </style:style>
    <style:style style:name="P2" style:family="paragraph" style:parent-style-name="Text_20_body">
      <style:text-properties officeooo:rsid="000f9687" officeooo:paragraph-rsid="000f9687"/>
    </style:style>
    <style:style style:name="P3" style:family="paragraph" style:parent-style-name="Text_20_body">
      <style:text-properties officeooo:paragraph-rsid="001550d9"/>
    </style:style>
    <style:style style:name="P4" style:family="paragraph" style:parent-style-name="Text_20_body">
      <style:paragraph-properties fo:margin-left="1.251cm" fo:margin-right="0cm" fo:text-indent="0cm" style:auto-text-indent="false"/>
      <style:text-properties officeooo:rsid="0007a8cd" officeooo:paragraph-rsid="0007a8cd"/>
    </style:style>
    <style:style style:name="P5" style:family="paragraph" style:parent-style-name="Text_20_body">
      <style:paragraph-properties fo:margin-left="1.251cm" fo:margin-right="0cm" fo:text-indent="0cm" style:auto-text-indent="false"/>
      <style:text-properties officeooo:rsid="00099281" officeooo:paragraph-rsid="00099281"/>
    </style:style>
    <style:style style:name="P6" style:family="paragraph" style:parent-style-name="Text_20_body">
      <style:paragraph-properties fo:margin-left="1.251cm" fo:margin-right="0cm" fo:text-indent="0cm" style:auto-text-indent="false"/>
      <style:text-properties officeooo:rsid="000bf1da" officeooo:paragraph-rsid="000bf1da"/>
    </style:style>
    <style:style style:name="P7" style:family="paragraph" style:parent-style-name="Text_20_body">
      <style:paragraph-properties fo:margin-left="1.251cm" fo:margin-right="0cm" fo:text-indent="0cm" style:auto-text-indent="false"/>
      <style:text-properties officeooo:rsid="000de5dc" officeooo:paragraph-rsid="000de5dc"/>
    </style:style>
    <style:style style:name="P8" style:family="paragraph" style:parent-style-name="Text_20_body" style:list-style-name="L2">
      <style:paragraph-properties fo:margin-left="1.251cm" fo:margin-right="0cm" fo:text-indent="0cm" style:auto-text-indent="false"/>
      <style:text-properties officeooo:rsid="000de5dc" officeooo:paragraph-rsid="000de5dc"/>
    </style:style>
    <style:style style:name="P9" style:family="paragraph" style:parent-style-name="Text_20_body">
      <style:paragraph-properties fo:margin-left="1.251cm" fo:margin-right="0cm" fo:text-indent="0cm" style:auto-text-indent="false"/>
      <style:text-properties officeooo:rsid="000f9687" officeooo:paragraph-rsid="000f9687"/>
    </style:style>
    <style:style style:name="P10" style:family="paragraph" style:parent-style-name="Text_20_body">
      <style:paragraph-properties fo:margin-left="1.251cm" fo:margin-right="0cm" fo:text-indent="0cm" style:auto-text-indent="false"/>
      <style:text-properties officeooo:paragraph-rsid="000f9687"/>
    </style:style>
    <style:style style:name="P11" style:family="paragraph" style:parent-style-name="Text_20_body">
      <style:paragraph-properties fo:margin-left="1.251cm" fo:margin-right="0cm" fo:text-indent="0cm" style:auto-text-indent="false"/>
      <style:text-properties officeooo:rsid="00127aba" officeooo:paragraph-rsid="00127aba"/>
    </style:style>
    <style:style style:name="P12" style:family="paragraph" style:parent-style-name="Text_20_body">
      <style:paragraph-properties fo:margin-left="1.251cm" fo:margin-right="0cm" fo:text-indent="0cm" style:auto-text-indent="false"/>
      <style:text-properties officeooo:rsid="00136b7d" officeooo:paragraph-rsid="00136b7d"/>
    </style:style>
    <style:style style:name="P13" style:family="paragraph" style:parent-style-name="Text_20_body" style:list-style-name="L3">
      <style:paragraph-properties fo:margin-left="1.251cm" fo:margin-right="0cm" fo:text-indent="0cm" style:auto-text-indent="false"/>
      <style:text-properties fo:font-style="italic" fo:font-weight="bold" officeooo:rsid="00136b7d" officeooo:paragraph-rsid="00136b7d" style:font-style-asian="italic" style:font-weight-asian="bold" style:font-style-complex="italic" style:font-weight-complex="bold"/>
    </style:style>
    <style:style style:name="P14" style:family="paragraph" style:parent-style-name="Text_20_body" style:list-style-name="L3">
      <style:paragraph-properties fo:margin-left="1.251cm" fo:margin-right="0cm" fo:text-indent="0cm" style:auto-text-indent="false"/>
      <style:text-properties fo:font-style="italic" fo:font-weight="bold" officeooo:rsid="001550d9" officeooo:paragraph-rsid="001550d9" style:font-style-asian="italic" style:font-weight-asian="bold" style:font-style-complex="italic" style:font-weight-complex="bold"/>
    </style:style>
    <style:style style:name="P15" style:family="paragraph" style:parent-style-name="Text_20_body" style:list-style-name="L4">
      <style:paragraph-properties fo:margin-left="1.251cm" fo:margin-right="0cm" fo:text-indent="0cm" style:auto-text-indent="false"/>
      <style:text-properties fo:font-style="italic" fo:font-weight="bold" officeooo:rsid="001550d9" officeooo:paragraph-rsid="001550d9"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officeooo:rsid="001550d9" officeooo:paragraph-rsid="001550d9"/>
    </style:style>
    <style:style style:name="P17" style:family="paragraph" style:parent-style-name="Heading_20_2">
      <style:text-properties officeooo:rsid="000a13a2" officeooo:paragraph-rsid="000a13a2"/>
    </style:style>
    <style:style style:name="P18" style:family="paragraph" style:parent-style-name="Heading_20_2">
      <style:text-properties officeooo:rsid="000f9687" officeooo:paragraph-rsid="000f9687"/>
    </style:style>
    <style:style style:name="P19" style:family="paragraph" style:parent-style-name="Heading_20_1">
      <style:text-properties officeooo:rsid="0007a8cd" officeooo:paragraph-rsid="0007a8cd"/>
    </style:style>
    <style:style style:name="P20" style:family="paragraph" style:parent-style-name="Heading_20_3">
      <style:text-properties officeooo:rsid="0007a8cd" officeooo:paragraph-rsid="0007a8cd"/>
    </style:style>
    <style:style style:name="P21" style:family="paragraph" style:parent-style-name="Heading_20_3">
      <style:text-properties officeooo:rsid="000bf1da" officeooo:paragraph-rsid="000bf1da"/>
    </style:style>
    <style:style style:name="P22" style:family="paragraph" style:parent-style-name="Heading_20_3">
      <style:text-properties officeooo:rsid="000de5dc" officeooo:paragraph-rsid="000de5dc"/>
    </style:style>
    <style:style style:name="P23" style:family="paragraph" style:parent-style-name="Heading_20_3">
      <style:text-properties officeooo:rsid="000f9687" officeooo:paragraph-rsid="000f9687"/>
    </style:style>
    <style:style style:name="P24" style:family="paragraph" style:parent-style-name="Heading_20_3">
      <style:text-properties officeooo:rsid="00127aba" officeooo:paragraph-rsid="00127aba"/>
    </style:style>
    <style:style style:name="P25" style:family="paragraph" style:parent-style-name="Heading_20_3">
      <style:text-properties officeooo:rsid="00136b7d" officeooo:paragraph-rsid="00136b7d"/>
    </style:style>
    <style:style style:name="P26" style:family="paragraph" style:parent-style-name="Heading_20_3">
      <style:text-properties officeooo:rsid="001550d9" officeooo:paragraph-rsid="001550d9"/>
    </style:style>
    <style:style style:name="T1" style:family="text">
      <style:text-properties officeooo:rsid="00099281"/>
    </style:style>
    <style:style style:name="T2" style:family="text">
      <style:text-properties officeooo:rsid="000c4c47"/>
    </style:style>
    <style:style style:name="T3" style:family="text">
      <style:text-properties officeooo:rsid="000f9687"/>
    </style:style>
    <style:style style:name="T4" style:family="text">
      <style:text-properties officeooo:rsid="00127aba"/>
    </style:style>
    <style:style style:name="T5" style:family="text">
      <style:text-properties officeooo:rsid="00136b7d"/>
    </style:style>
    <style:style style:name="T6" style:family="text">
      <style:text-properties fo:font-weight="bold" style:font-weight-asian="bold" style:font-weight-complex="bold"/>
    </style:style>
    <style:style style:name="T7" style:family="text">
      <style:text-properties fo:font-weight="bold" officeooo:rsid="00136b7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36b7d" style:font-weight-asian="normal" style:font-weight-complex="normal"/>
    </style:style>
    <style:style style:name="T10" style:family="text">
      <style:text-properties fo:font-weight="normal" officeooo:rsid="001550d9"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1550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GCGV – A <text:span text:style-name="T3">graphical</text:span> front end for CGV</text:h>
      <text:h text:style-name="Heading_20_2" text:outline-level="2">Purpose</text:h>
      <text:p text:style-name="P1">This document details the high-level design for the graphical front end used by CGV. </text:p>
      <text:h text:style-name="Heading_20_2" text:outline-level="2">Motivation</text:h>
      <text:p text:style-name="P1">The current cgv implementation provides powerful data-structure for navigating and interrogating the call-graph – and useful data can already be extracted. However, the CLI presents a fundamental barrier to the usability of the resulting application:</text:p>
      <text:h text:style-name="Heading_20_3" text:outline-level="3">Navigation of the graph</text:h>
      <text:p text:style-name="P4">The concept of a current-working node has proved powerful as a tool to inspect performance issues. However, navigating to the required node can be painful, especially given the length of c++ symbol names. The addition of search-completion when using “cd” helps a bit, and true read-line <text:span text:style-name="T1">integration</text:span> (with a command history) would help more, but even with these changes navigating is a <text:span text:style-name="T2">nuisance</text:span> which creates a break in the work flow. The ability to click into a node would do a lot to make the process seamless, As would the addition of a bread-crumb trail to work backwards up the graph.</text:p>
      <text:h text:style-name="Heading_20_3" text:outline-level="3">Better Visualisations</text:h>
      <text:p text:style-name="P4">CGV is fundamentally a data-analysis program, and there are plenty of powerful visualisations (e.g relative size of cost nodes) we could use to represent this data. So long as CGV is based in the terminal the output is <text:span text:style-name="T1">essentially</text:span> restricted to a tabular view. <text:span text:style-name="T1">Dynamically controlling the displayed data is non-trivial, and the user is often left with “information overload”. A graphical front-end will need to be cleaner, yet still support he ability to drill down into the nitty gritty data when desired. </text:span></text:p>
      <text:h text:style-name="Heading_20_3" text:outline-level="3">Simplifying CGV</text:h>
      <text:p text:style-name="P5">The current CGV binary is being pulled in two directions – the user interface is adding the ability to dynamically interact with the <text:s/>graph. In order to support split-screening, locking and other features ncurses has been used. This is a fundamental block to using cgv in a standard unix pipeline. Meanwhile the .cgvrc style scripting make it possible to format up short “programs” to interrogate a callgrind file and pull out specific data. Given limited experience available, the ncurses the interface is still clunk and in need of a lot of love and attention. Introducing a second “user interface” binary would allow ncurses to be stripped from cgv, allowing it to become a powerful manipulation tool to extract data.</text:p>
      <text:h text:style-name="P21" text:outline-level="3">Look Good!</text:h>
      <text:p text:style-name="P6">Ignoring the boring considerations above, the biggest motivation is to create a slick, user friendly interface, that will make the home-page screen shots look a lot sexier than a black terminal :)</text:p>
      <text:p text:style-name="P5"><text:soft-page-break/></text:p>
      <text:h text:style-name="P17" text:outline-level="2">Requirements</text:h>
      <text:h text:style-name="P20" text:outline-level="3">Portability</text:h>
      <text:p text:style-name="P4">Initially only modern Linux support is required (callgrind is Linux specific anyway.), however <text:span text:style-name="T1">like dev_tools in general, </text:span>the choice of technology should not be a fundamental block to a later port.</text:p>
      <text:h text:style-name="P21" text:outline-level="3">Visualisations</text:h>
      <text:p text:style-name="P7">Whatever technology is used to deliver the front-end needs to have support for data visualisations that look attractive. The author has no interest in authoring a new front-end library. At a minimum:</text:p>
      <text:list xml:id="list2423847034364282876" text:style-name="L2">
        <text:list-item>
          <text:p text:style-name="P8">A dynamic tree structure (preferably something more attractive and interactive than the basic java tree view).</text:p>
        </text:list-item>
        <text:list-item>
          <text:p text:style-name="P8">Data-driven visualisations of relative size ( think of the typical Guardian visualisation of quantities (e.g GDP) which has spheres of relative size.</text:p>
        </text:list-item>
        <text:list-item>
          <text:p text:style-name="P8">Tables (we can assume that basically anything supports this, but they need to look good, and preferably support features such as client-side sorting).</text:p>
        </text:list-item>
      </text:list>
      <text:h text:style-name="P22" text:outline-level="3">Look and Feel</text:h>
      <text:p text:style-name="P7">The interface should look clean, and modern, but even more importantly it needs to do this out of the box. Again, the author has no interest in writing a front-end library.</text:p>
      <text:h text:style-name="P22" text:outline-level="3">Technical Considerations</text:h>
      <text:p text:style-name="P9">The front-end needs to be delivered as a binary which can be run on a Linux PC, without external internet connectivity – the author is not interest in creating a web service which requires an ongoing investment. Once built the binary should continue to be viable, with updates required only for bug-fixes / upgrades.</text:p>
      <text:p text:style-name="P9">The front-end needs to integrate with the existing, well tested, cgv C++ libraries. Changes to <text:s/>make their interface more generic are fine, but a complete re-write is not. </text:p>
      <text:p text:style-name="P9">The GUI code should support a powerful development environment which supports fast manipulation of styling / layout with as near to instant feedback as possible. The resulting code should also be human readable, the author has now interest in looking after a generated code-base only understandable by the machine that created it. (If for no other reason than portability!) <text:s/></text:p>
      <text:h text:style-name="P23" text:outline-level="3">Licensing</text:h>
      <text:p text:style-name="P9">CGV is a toy project which is intended to live on the internet for anyway to play with should <text:s/>they feel inclined. The licence should support this, and allow them to do what they will with <text:soft-page-break/>it. GPL is acceptable, but anything requiring monetary contributions for a license is not.</text:p>
      <text:p text:style-name="P9"/>
      <text:h text:style-name="P18" text:outline-level="2">Technology Choices</text:h>
      <text:h text:style-name="P24" text:outline-level="3">Web Technologies </text:h>
      <text:p text:style-name="P10"><text:span text:style-name="T3">Given the visualisation requirements, the choice of an html / java-script based GUI is attractive – there is a very large, and yet growing, army of libraries available which can do every kind of visualisations you can imagine, and more. Given the nature of the Web most of these have suitable licenses.</text:span></text:p>
      <text:p text:style-name="P9">There there is also a powerful array of tools available for designing and debugging these applications. <text:span text:style-name="T4">Even better, the code can be hand-crafted (meeting the readability requirement) and yet still be developed quickly. Finally whilst not a GUI programmer, the author has web experience, <text:s/>and others who may want to tinker with the resulting code in the future.</text:span></text:p>
      <text:h text:style-name="P24" text:outline-level="3">Meeting the application requirement <text:span text:style-name="T5">(the choice of CEF)</text:span></text:h>
      <text:p text:style-name="P11">The requirement is to build an application not a web-service, so to use these web technologies we're either going to need to deploy a web-server or code which can render html / process java script. The “server” side is also going to need access to the C++ libraries to generate the data required by the java-script libraries. </text:p>
      <text:p text:style-name="P11"><text:span text:style-name="T7">The technology chosen to do this is Google's Chromium Embedded Framework (CEF). </text:span><text:span text:style-name="T9"><text:s/>Using this library we get both a very powerful (fast and complete) rendering engine, allowing us to use the full universe of js libraries, and the ability to bind C++ functions to java-script. Using this approach allows all client code to live in html, css and javascript, calling out directly to only C++ to get data / manipulate the Application class. </text:span></text:p>
      <text:p text:style-name="P12"><text:span text:style-name="T8">A minimal amount of GTK code is required to produce the window, and any native dialogs <text:s/>( e.g file pickers), but this should amount to a handful of functions (almost all of which are available from the CEF examples) and will not present a significant block to a later port. </text:span></text:p>
      <text:p text:style-name="P12"><text:span text:style-name="T8">The use of CEF allows us to build a “web site”, using all of the associated technologies without worrying about deployment. Even better experimentation has shown </text:span><text:span text:style-name="T11">Brackets</text:span><text:span text:style-name="T8"> can be used directly with a CEF binary, providing real-time rendering as the pages are built.</text:span></text:p>
      <text:h text:style-name="P25" text:outline-level="3"><text:span text:style-name="T8">Web technologies</text:span></text:h>
      <text:p text:style-name="P12"><text:span text:style-name="T8">The following technologies will be used to build the interface:</text:span></text:p>
      <text:list xml:id="list5769749354641167715" text:style-name="L3">
        <text:list-item>
          <text:p text:style-name="P13">Bootstrap: <text:span text:style-name="T12">The css library will provide the frame of the GUI. Although becoming a bit of cliché on the web, it provides a clean and simple layout which can easily be used to hook new components into. </text:span></text:p>
        </text:list-item>
        <text:list-item>
          <text:p text:style-name="P14">Jquery: <text:span text:style-name="T12">Implied by bootstrap, but will also be used as the primary javascript framework for DOM manipulation. </text:span></text:p>
        </text:list-item>
      </text:list>
      <text:h text:style-name="P26" text:outline-level="3"><text:soft-page-break/><text:span text:style-name="T12">Visualisations</text:span></text:h>
      <text:p text:style-name="P16"><text:span text:style-name="T12">The following visualisations are required:</text:span></text:p>
      <text:list xml:id="list8129289435333470540" text:style-name="L4">
        <text:list-item>
          <text:p text:style-name="P15">Source Code Annotation:</text:p>
        </text:list-item>
        <text:list-item>
          <text:p text:style-name="P15">Call Graph:</text:p>
        </text:list-item>
        <text:list-item>
          <text:p text:style-name="P15">Graphing:</text:p>
        </text:list-item>
        <text:list-item>
          <text:p text:style-name="P15">Tabular Data: <text:span text:style-name="T12">The bootstrap styling for tables actually looks pretty good. In the initial build the default styling will be used, and any sorting done on the “server”. (This application does this already anyway).</text:span></text:p>
        </text:list-item>
        <text:list-item>
          <text:p text:style-name="P15">Site Navigation: <text:span text:style-name="T8">The generic bootstrap frame (with navbar at the top will be used for the initial build)</text:span></text:p>
        </text:list-item>
      </text:list>
      <text:h text:style-name="Heading_20_2" text:outline-level="2"><text:span text:style-name="T13">Screens</text:span></text:h>
      <text:h text:style-name="P26" text:outline-level="3"><text:span text:style-name="T8">Welcome Screen</text:span></text:h>
      <text:p text:style-name="P3"><text:span text:style-name="T1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8T19:49:41.003742031</meta:creation-date>
    <dc:date>2015-02-08T21:35:38.674175511</dc:date>
    <meta:editing-duration>PT1H30M4S</meta:editing-duration>
    <meta:editing-cycles>7</meta:editing-cycles>
    <meta:generator>LibreOffice/4.2.8.2$Linux_X86_64 LibreOffice_project/420m0$Build-2</meta:generator>
    <meta:document-statistic meta:table-count="0" meta:image-count="0" meta:object-count="0" meta:page-count="4" meta:paragraph-count="51" meta:word-count="1242" meta:character-count="7557" meta:non-whitespace-character-count="6354"/>
  </office:meta>
</office:document-meta>
</file>